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ucida Grande" svg:font-family="'Lucida Grande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tracked-changes>
        <text:changed-region text:id="ct520913264">
          <text:deletion>
            <office:change-info>
              <dc:creator>Matthew McCormick</dc:creator>
              <dc:date>2010-11-21T21:21:00</dc:date>
            </office:change-info>
            <text:p text:style-name="Standard"><text:s/></text:p>
          </text:deletion>
        </text:changed-region>
        <text:changed-region text:id="ct520913888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text:id="ct520914016">
          <text:deletion>
            <office:change-info>
              <dc:creator>Matthew McCormick</dc:creator>
              <dc:date>2010-11-21T21:23:00</dc:date>
            </office:change-info>
            <text:p text:style-name="Standard">writers</text:p>
          </text:deletion>
        </text:changed-region>
        <text:changed-region text:id="ct520914224">
          <text:deletion>
            <office:change-info>
              <dc:creator>Matthew McCormick</dc:creator>
              <dc:date>2010-11-21T21:24:00</dc:date>
            </office:change-info>
            <text:p text:style-name="Standard">LookUpTables</text:p>
          </text:deletion>
        </text:changed-region>
        <text:changed-region text:id="ct520914368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text:id="ct520914560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520914688">
          <text:deletion>
            <office:change-info>
              <dc:creator>Matthew McCormick</dc:creator>
              <dc:date>2010-11-21T21:25:00</dc:date>
            </office:change-info>
            <text:p text:style-name="Standard">in</text:p>
          </text:deletion>
        </text:changed-region>
        <text:changed-region text:id="ct520914864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520914992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text:id="ct473806368">
          <text:deletion>
            <office:change-info>
              <dc:creator>Matthew McCormick</dc:creator>
              <dc:date>2010-11-21T21:25:00</dc:date>
            </office:change-info>
            <text:p text:style-name="Standard">a</text:p>
          </text:deletion>
        </text:changed-region>
        <text:changed-region text:id="ct473806464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text:id="ct473806656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473806784">
          <text:deletion>
            <office:change-info>
              <dc:creator>Matthew McCormick</dc:creator>
              <dc:date>2010-11-21T21:25:00</dc:date>
            </office:change-info>
            <text:p text:style-name="Standard">ing</text:p>
          </text:deletion>
        </text:changed-region>
        <text:changed-region text:id="ct473806912">
          <text:insertion>
            <office:change-info>
              <dc:creator>Matthew McCormick</dc:creator>
              <dc:date>2010-11-21T21:26:00</dc:date>
            </office:change-info>
          </text:insertion>
        </text:changed-region>
        <text:changed-region text:id="ct473807040">
          <text:deletion>
            <office:change-info>
              <dc:creator>Matthew McCormick</dc:creator>
              <dc:date>2010-11-21T21:26:00</dc:date>
            </office:change-info>
            <text:p text:style-name="Standard">writers</text:p>
          </text:deletion>
        </text:changed-region>
        <text:changed-region text:id="ct473807536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text:id="ct520896080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text:id="ct520896176">
          <text:deletion>
            <office:change-info>
              <dc:creator>Matthew McCormick</dc:creator>
              <dc:date>2010-11-21T21:27:00</dc:date>
            </office:change-info>
            <text:p text:style-name="Standard">MATT’s LAB</text:p>
          </text:deletion>
        </text:changed-region>
        <text:changed-region text:id="ct520896272">
          <text:insertion>
            <office:change-info>
              <dc:creator>Matthew McCormick</dc:creator>
              <dc:date>2010-11-21T21:34:00</dc:date>
            </office:change-info>
          </text:insertion>
        </text:changed-region>
        <text:changed-region text:id="ct520896432">
          <text:insertion>
            <office:change-info>
              <dc:creator>Matthew McCormick</dc:creator>
              <dc:date>2010-11-21T21:35:00</dc:date>
            </office:change-info>
          </text:insertion>
        </text:changed-region>
        <text:changed-region text:id="ct520896528">
          <text:insertion>
            <office:change-info>
              <dc:creator>Matthew McCormick</dc:creator>
              <dc:date>2010-11-21T21:36:00</dc:date>
            </office:change-info>
          </text:insertion>
        </text:changed-region>
        <text:changed-region text:id="ct520896784">
          <text:deletion>
            <office:change-info>
              <dc:creator>Matthew McCormick</dc:creator>
              <dc:date>2010-11-21T21:31:00</dc:date>
            </office:change-info>
            <text:p text:style-name="Standard">It is capable of displaying images </text:p>
            <text:p text:style-name="Standard"><text:s text:c="2"/>directly from the memory while debugging an ITK application. </text:p>
          </text:deletion>
        </text:changed-region>
        <text:changed-region text:id="ct520896656">
          <text:deletion>
            <office:change-info>
              <dc:creator>Matthew McCormick</dc:creator>
              <dc:date>2010-11-21T21:34:00</dc:date>
            </office:change-info>
            <text:p text:style-name="Standard"><text:s/></text:p>
          </text:deletion>
        </text:changed-region>
        <text:changed-region text:id="ct520897216">
          <text:insertion>
            <office:change-info>
              <dc:creator>Matthew McCormick</dc:creator>
              <dc:date>2010-11-21T21:31:00</dc:date>
            </office:change-info>
          </text:insertion>
        </text:changed-region>
        <text:changed-region text:id="ct520897312">
          <text:deletion>
            <office:change-info>
              <dc:creator>Matthew McCormick</dc:creator>
              <dc:date>2010-11-21T21:31:00</dc:date>
            </office:change-info>
            <text:p text:style-name="Standard"><text:s/></text:p>
          </text:deletion>
        </text:changed-region>
        <text:changed-region text:id="ct520897552">
          <text:insertion>
            <office:change-info>
              <dc:creator>Matthew McCormick</dc:creator>
              <dc:date>2010-11-21T21:28:00</dc:date>
            </office:change-info>
          </text:insertion>
        </text:changed-region>
        <text:changed-region text:id="ct520897680">
          <text:deletion>
            <office:change-info>
              <dc:creator>Matthew McCormick</dc:creator>
              <dc:date>2010-11-21T21:28:00</dc:date>
            </office:change-info>
            <text:p text:style-name="Standard">y</text:p>
          </text:deletion>
        </text:changed-region>
        <text:changed-region text:id="ct520897888">
          <text:insertion>
            <office:change-info>
              <dc:creator>Matthew McCormick</dc:creator>
              <dc:date>2010-11-21T21:37:00</dc:date>
            </office:change-info>
          </text:insertion>
        </text:changed-region>
        <text:changed-region text:id="ct520898016">
          <text:deletion>
            <office:change-info>
              <dc:creator>Matthew McCormick</dc:creator>
              <dc:date>2010-11-21T21:37:00</dc:date>
            </office:change-info>
            <text:p text:style-name="Standard">MATT’s</text:p>
          </text:deletion>
        </text:changed-region>
        <text:changed-region text:id="ct520898928">
          <text:deletion>
            <office:change-info>
              <dc:creator>Matthew McCormick</dc:creator>
              <dc:date>2010-11-21T21:37:00</dc:date>
            </office:change-info>
            <text:p text:style-name="Standard">i</text:p>
          </text:deletion>
        </text:changed-region>
        <text:changed-region text:id="ct520899072">
          <text:insertion>
            <office:change-info>
              <dc:creator>Matthew McCormick</dc:creator>
              <dc:date>2010-11-21T21:38:00</dc:date>
            </office:change-info>
          </text:insertion>
        </text:changed-region>
        <text:changed-region text:id="ct571417440">
          <text:insertion>
            <office:change-info>
              <dc:creator>antonin perrot-audet</dc:creator>
              <dc:date>2010-11-24T11:02:00</dc:date>
            </office:change-info>
          </text:insertion>
        </text:changed-region>
        <text:changed-region text:id="ct520899440">
          <text:insertion>
            <office:change-info>
              <dc:creator>Matthew McCormick</dc:creator>
              <dc:date>2010-11-21T21:45:00</dc:date>
            </office:change-info>
          </text:insertion>
        </text:changed-region>
        <text:changed-region text:id="ct520899648">
          <text:insertion>
            <office:change-info>
              <dc:creator>Matthew McCormick</dc:creator>
              <dc:date>2010-11-21T21:46:00</dc:date>
            </office:change-info>
          </text:insertion>
        </text:changed-region>
        <text:changed-region text:id="ct520899776">
          <text:insertion>
            <office:change-info>
              <dc:creator>Matthew McCormick</dc:creator>
              <dc:date>2010-11-21T21:47:00</dc:date>
            </office:change-info>
          </text:insertion>
        </text:changed-region>
        <text:changed-region text:id="ct520899984">
          <text:insertion>
            <office:change-info>
              <dc:creator>Matthew McCormick</dc:creator>
              <dc:date>2010-11-21T21:39:00</dc:date>
            </office:change-info>
          </text:insertion>
        </text:changed-region>
        <text:changed-region text:id="ct520900176">
          <text:insertion>
            <office:change-info>
              <dc:creator>Matthew McCormick</dc:creator>
              <dc:date>2010-11-21T21:48:00</dc:date>
            </office:change-info>
          </text:insertion>
        </text:changed-region>
        <text:changed-region text:id="ct520900448">
          <text:insertion>
            <office:change-info>
              <dc:creator>Matthew McCormick</dc:creator>
              <dc:date>2010-11-21T21:49:00</dc:date>
            </office:change-info>
          </text:insertion>
        </text:changed-region>
        <text:changed-region text:id="ct513965696">
          <text:deletion>
            <office:change-info>
              <dc:creator>antonin perrot-audet</dc:creator>
              <dc:date>2010-11-24T10:59:00</dc:date>
            </office:change-info>
            <text:p text:style-name="Standard"><text:s/></text:p>
          </text:deletion>
        </text:changed-region>
        <text:changed-region text:id="ct508943824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514041024">
          <text:deletion>
            <office:change-info>
              <dc:creator>antonin perrot-audet</dc:creator>
              <dc:date>2010-11-24T10:59:00</dc:date>
            </office:change-info>
            <text:p text:style-name="Standard">ARNAUD &amp; MATT : should I keep here the code snippets for using the visualization library </text:p>
          </text:deletion>
        </text:changed-region>
        <text:changed-region text:id="ct51383625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520902448">
          <text:insertion>
            <office:change-info>
              <dc:creator>Matthew McCormick</dc:creator>
              <dc:date>2010-11-21T21:48:00</dc:date>
            </office:change-info>
          </text:insertion>
        </text:changed-region>
        <text:changed-region text:id="ct520927424">
          <text:insertion>
            <office:change-info>
              <dc:creator>Matthew McCormick</dc:creator>
              <dc:date>2010-11-21T23:37:00</dc:date>
            </office:change-info>
          </text:insertion>
        </text:changed-region>
        <text:changed-region text:id="ct520927552">
          <text:insertion>
            <office:change-info>
              <dc:creator>Matthew McCormick</dc:creator>
              <dc:date>2010-11-21T23:38:00</dc:date>
            </office:change-info>
          </text:insertion>
        </text:changed-region>
        <text:changed-region text:id="ct520927680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text:id="ct520927808">
          <text:insertion>
            <office:change-info>
              <dc:creator>Matthew McCormick</dc:creator>
              <dc:date>2010-11-21T23:39:00</dc:date>
            </office:change-info>
          </text:insertion>
        </text:changed-region>
        <text:changed-region text:id="ct520927936">
          <text:insertion>
            <office:change-info>
              <dc:creator>Matthew McCormick</dc:creator>
              <dc:date>2010-11-21T23:45:00</dc:date>
            </office:change-info>
          </text:insertion>
        </text:changed-region>
        <text:changed-region text:id="ct520928064">
          <text:insertion>
            <office:change-info>
              <dc:creator>Matthew McCormick</dc:creator>
              <dc:date>2010-11-21T23:46:00</dc:date>
            </office:change-info>
          </text:insertion>
        </text:changed-region>
        <text:changed-region text:id="ct520928192">
          <text:insertion>
            <office:change-info>
              <dc:creator>Matthew McCormick</dc:creator>
              <dc:date>2010-11-21T23:47:00</dc:date>
            </office:change-info>
          </text:insertion>
        </text:changed-region>
        <text:changed-region text:id="ct520928320">
          <text:insertion>
            <office:change-info>
              <dc:creator>Matthew McCormick</dc:creator>
              <dc:date>2010-11-21T23:48:00</dc:date>
            </office:change-info>
          </text:insertion>
        </text:changed-region>
        <text:changed-region text:id="ct520928448">
          <text:insertion>
            <office:change-info>
              <dc:creator>Matthew McCormick</dc:creator>
              <dc:date>2010-11-21T23:49:00</dc:date>
            </office:change-info>
          </text:insertion>
        </text:changed-region>
        <text:changed-region text:id="ct520924528">
          <text:insertion>
            <office:change-info>
              <dc:creator>Matthew McCormick</dc:creator>
              <dc:date>2010-11-21T23:50:00</dc:date>
            </office:change-info>
          </text:insertion>
        </text:changed-region>
        <text:changed-region text:id="ct520924656">
          <text:insertion>
            <office:change-info>
              <dc:creator>Matthew McCormick</dc:creator>
              <dc:date>2010-11-21T23:51:00</dc:date>
            </office:change-info>
          </text:insertion>
        </text:changed-region>
        <text:changed-region text:id="ct520924784">
          <text:insertion>
            <office:change-info>
              <dc:creator>Matthew McCormick</dc:creator>
              <dc:date>2010-11-21T23:52:00</dc:date>
            </office:change-info>
          </text:insertion>
        </text:changed-region>
        <text:changed-region text:id="ct520924912">
          <text:insertion>
            <office:change-info>
              <dc:creator>Matthew McCormick</dc:creator>
              <dc:date>2010-11-21T23:57:00</dc:date>
            </office:change-info>
          </text:insertion>
        </text:changed-region>
        <text:changed-region text:id="ct520925040">
          <text:insertion>
            <office:change-info>
              <dc:creator>Matthew McCormick</dc:creator>
              <dc:date>2010-11-21T23:58:00</dc:date>
            </office:change-info>
          </text:insertion>
        </text:changed-region>
        <text:changed-region text:id="ct520925168">
          <text:insertion>
            <office:change-info>
              <dc:creator>Matthew McCormick</dc:creator>
              <dc:date>2010-11-22</dc:date>
            </office:change-info>
          </text:insertion>
        </text:changed-region>
        <text:changed-region text:id="ct520925296">
          <text:insertion>
            <office:change-info>
              <dc:creator>Matthew McCormick</dc:creator>
              <dc:date>2010-11-22T00:01:00</dc:date>
            </office:change-info>
          </text:insertion>
        </text:changed-region>
        <text:changed-region text:id="ct520925424">
          <text:insertion>
            <office:change-info>
              <dc:creator>Matthew McCormick</dc:creator>
              <dc:date>2010-11-22T00:02:00</dc:date>
            </office:change-info>
          </text:insertion>
        </text:changed-region>
        <text:changed-region text:id="ct520925584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text:id="ct520926160">
          <text:insertion>
            <office:change-info>
              <dc:creator>Matthew McCormick</dc:creator>
              <dc:date>2010-11-22T00:04:00</dc:date>
            </office:change-info>
          </text:insertion>
        </text:changed-region>
        <text:changed-region text:id="ct520926640">
          <text:insertion>
            <office:change-info>
              <dc:creator>Matthew McCormick</dc:creator>
              <dc:date>2010-11-22T00:05:00</dc:date>
            </office:change-info>
          </text:insertion>
        </text:changed-region>
        <text:changed-region text:id="ct475436432">
          <text:insertion>
            <office:change-info>
              <dc:creator>Matthew McCormick</dc:creator>
              <dc:date>2010-11-22T00:07:00</dc:date>
            </office:change-info>
          </text:insertion>
        </text:changed-region>
        <text:changed-region text:id="ct475463888">
          <text:insertion>
            <office:change-info>
              <dc:creator>Matthew McCormick</dc:creator>
              <dc:date>2010-11-22T00:08:00</dc:date>
            </office:change-info>
          </text:insertion>
        </text:changed-region>
        <text:changed-region text:id="ct475464016">
          <text:insertion>
            <office:change-info>
              <dc:creator>Matthew McCormick</dc:creator>
              <dc:date>2010-11-22T00:09:00</dc:date>
            </office:change-info>
          </text:insertion>
        </text:changed-region>
        <text:changed-region text:id="ct475453952">
          <text:insertion>
            <office:change-info>
              <dc:creator>Matthew McCormick</dc:creator>
              <dc:date>2010-11-22T00:10:00</dc:date>
            </office:change-info>
          </text:insertion>
        </text:changed-region>
        <text:changed-region text:id="ct475454256">
          <text:insertion>
            <office:change-info>
              <dc:creator>Matthew McCormick</dc:creator>
              <dc:date>2010-11-22T00:11:00</dc:date>
            </office:change-info>
          </text:insertion>
        </text:changed-region>
        <text:changed-region text:id="ct521035120">
          <text:insertion>
            <office:change-info>
              <dc:creator>Matthew McCormick</dc:creator>
              <dc:date>2010-11-22T00:12:00</dc:date>
            </office:change-info>
          </text:insertion>
        </text:changed-region>
        <text:changed-region text:id="ct521035408">
          <text:insertion>
            <office:change-info>
              <dc:creator>Matthew McCormick</dc:creator>
              <dc:date>2010-11-22T00:13:00</dc:date>
            </office:change-info>
          </text:insertion>
        </text:changed-region>
        <text:changed-region text:id="ct508559456">
          <text:insertion>
            <office:change-info>
              <dc:creator>Matthew McCormick</dc:creator>
              <dc:date>2010-11-22T00:14:00</dc:date>
            </office:change-info>
          </text:insertion>
        </text:changed-region>
        <text:changed-region text:id="ct520927248">
          <text:insertion>
            <office:change-info>
              <dc:creator>Matthew McCormick</dc:creator>
              <dc:date>2010-11-22T00:15:00</dc:date>
            </office:change-info>
          </text:insertion>
        </text:changed-region>
        <text:changed-region text:id="ct475454128">
          <text:insertion>
            <office:change-info>
              <dc:creator>Matthew McCormick</dc:creator>
              <dc:date>2010-11-22T00:16:00</dc:date>
            </office:change-info>
          </text:insertion>
        </text:changed-region>
        <text:changed-region text:id="ct475454432">
          <text:insertion>
            <office:change-info>
              <dc:creator>Matthew McCormick</dc:creator>
              <dc:date>2010-11-22T00:17:00</dc:date>
            </office:change-info>
          </text:insertion>
        </text:changed-region>
        <text:changed-region text:id="ct475464144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text:id="ct520925824">
          <text:insertion>
            <office:change-info>
              <dc:creator>Matthew McCormick</dc:creator>
              <dc:date>2010-11-22T00:20:00</dc:date>
            </office:change-info>
          </text:insertion>
        </text:changed-region>
        <text:changed-region text:id="ct520926992">
          <text:insertion>
            <office:change-info>
              <dc:creator>Matthew McCormick</dc:creator>
              <dc:date>2010-11-22T00:21:00</dc:date>
            </office:change-info>
          </text:insertion>
        </text:changed-region>
        <text:changed-region text:id="ct508559984">
          <text:insertion>
            <office:change-info>
              <dc:creator>Matthew McCormick</dc:creator>
              <dc:date>2010-11-22T00:22:00</dc:date>
            </office:change-info>
          </text:insertion>
        </text:changed-region>
        <text:changed-region text:id="ct508560304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text:id="ct521035504">
          <text:insertion>
            <office:change-info>
              <dc:creator>Matthew McCormick</dc:creator>
              <dc:date>2010-11-22T00:25:00</dc:date>
            </office:change-info>
          </text:insertion>
        </text:changed-region>
        <text:changed-region text:id="ct520925680">
          <text:insertion>
            <office:change-info>
              <dc:creator>Matthew McCormick</dc:creator>
              <dc:date>2010-11-22T00:26:00</dc:date>
            </office:change-info>
          </text:insertion>
        </text:changed-region>
        <text:changed-region text:id="ct520902752">
          <text:insertion>
            <office:change-info>
              <dc:creator>Matthew McCormick</dc:creator>
              <dc:date>2010-11-22T00:27:00</dc:date>
            </office:change-info>
          </text:insertion>
        </text:changed-region>
        <text:changed-region text:id="ct520926800">
          <text:insertion>
            <office:change-info>
              <dc:creator>Matthew McCormick</dc:creator>
              <dc:date>2010-11-22T00:28:00</dc:date>
            </office:change-info>
          </text:insertion>
        </text:changed-region>
        <text:changed-region text:id="ct508560576">
          <text:insertion>
            <office:change-info>
              <dc:creator>Matthew McCormick</dc:creator>
              <dc:date>2010-11-22T00:29:00</dc:date>
            </office:change-info>
          </text:insertion>
        </text:changed-region>
        <text:changed-region text:id="ct508560704">
          <text:deletion>
            <office:change-info>
              <dc:creator>Matthew McCormick</dc:creator>
              <dc:date>2010-11-22T00:18:00</dc:date>
            </office:change-info>
            <text:p text:style-name="Standard"><text:span text:style-name="T1"/></text:p>
            <text:p text:style-name="Standard"><text:span text:style-name="T1"/></text:p>
          </text:deletion>
        </text:changed-region>
        <text:changed-region text:id="ct520927088">
          <text:insertion>
            <office:change-info>
              <dc:creator>Matthew McCormick</dc:creator>
              <dc:date>2010-11-21T23:42:00</dc:date>
            </office:change-info>
          </text:insertion>
        </text:changed-region>
        <text:changed-region text:id="ct520926256">
          <text:insertion>
            <office:change-info>
              <dc:creator>Matthew McCormick</dc:creator>
              <dc:date>2010-11-21T23:44:00</dc:date>
            </office:change-info>
          </text:insertion>
        </text:changed-region>
        <text:changed-region text:id="ct475436256">
          <text:format-change>
            <office:change-info>
              <dc:creator>Matthew McCormick</dc:creator>
              <dc:date>2010-11-22T00:23:00</dc:date>
            </office:change-info>
          </text:format-change>
        </text:changed-region>
        <text:changed-region text:id="ct475436528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text:id="ct475436624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text:id="ct521125360">
          <text:insertion>
            <office:change-info>
              <dc:creator>Matthew McCormick</dc:creator>
              <dc:date>2010-11-22T00:19:00</dc:date>
            </office:change-info>
          </text:insertion>
        </text:changed-region>
        <text:changed-region text:id="ct521125456">
          <text:insertion>
            <office:change-info>
              <dc:creator>Matthew McCormick</dc:creator>
              <dc:date>2010-11-22T00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tract </text:p>
      <text:p text:style-name="Standard"/>
      <text:p text:style-name="Standard"><text:s/>Often in the process of designing an image processing application, one needs to </text:p>
      <text:p text:style-name="Standard">visualize and to compare results of the process at different stages.<text:change text:change-id="ct520913264"/></text:p>
      <text:p text:style-name="Standard"/>
      <text:p text:style-name="Standard">The current solution is often to add many itk<text:change-start text:change-id="ct520913888"/>::ImageFileWriter's to the code<text:change-end text:change-id="ct520913888"/><text:change text:change-id="ct520914016"/> and write an image after </text:p>
      <text:p text:style-name="Standard">each filter. Then, one has to open each image in a viewer, adjust the </text:p>
      <text:p text:style-name="Standard"><text:change text:change-id="ct520914224"/><text:change-start text:change-id="ct520914368"/>lookup tables (LUT)<text:change-end text:change-id="ct520914368"/>, try to find a region in the original image, and its </text:p>
      <text:p text:style-name="Standard">correspondence in the processed image. This technique slows down the processing, </text:p>
      <text:p text:style-name="Standard">as one has to write each image to be visualized <text:change-start text:change-id="ct520914560"/>to<text:change-end text:change-id="ct520914560"/><text:change text:change-id="ct520914688"/> the hard drive. </text:p>
      <text:p text:style-name="Standard">Opening the images<text:change-start text:change-id="ct520914864"/> and<text:change-end text:change-id="ct520914864"/><text:change text:change-id="ct520914992"/> trying to synchronize the visualizations is also time consuming. </text:p>
      <text:p text:style-name="Standard"/>
      <text:p text:style-name="Standard"><text:s/></text:p>
      <text:p text:style-name="Standard"/>
      <text:p text:style-name="Standard">To address this problem, we first created NAME_OF_THE_PROJECT, a lightweight </text:p>
      <text:p text:style-name="Standard">visualization library that can be easily incorporated to any Qt application. </text:p>
      <text:p text:style-name="Standard"/>
      <text:p text:style-name="Standard">Then, this project merged with Matt M<text:change text:change-id="ct473806368"/>cCormick’s visual debugger for ITK<text:change text:change-id="ct473806464"/> </text:p>
      <text:p text:style-name="Standard">in order to provide a complete package for visualizing images while debugging an </text:p>
      <text:p text:style-name="Standard"><text:s/>ITK pipeline! Thus<text:change-start text:change-id="ct473806656"/>, we<text:change-end text:change-id="ct473806656"/> free<text:change text:change-id="ct473806784"/> the developers from the many <text:change-start text:change-id="ct473806912"/>itk::ImageFileWriter's<text:change-end text:change-id="ct473806912"/><text:change text:change-id="ct473807040"/> in their code. </text:p>
      <text:p text:style-name="Standard"/>
      <text:p text:style-name="Standard"><text:s/></text:p>
      <text:p text:style-name="Standard"/>
      <text:p text:style-name="Standard">ARNAUD &amp; MATT : something to add/delete ? </text:p>
      <text:p text:style-name="Standard"/>
      <text:p text:style-name="Standard">Introduction </text:p>
      <text:p text:style-name="Standard"/>
      <text:p text:style-name="Standard"/>
      <text:p text:style-name="Standard">NAME_OF_THE_PROJECT was developed in the Megason Lab and <text:change-start text:change-id="ct473807536"/>at <text:change-end text:change-id="ct473807536"/>the <text:change-start text:change-id="ct520896080"/>University of Wisconsin-Madison<text:change-end text:change-id="ct520896080"/><text:change text:change-id="ct520896176"/>. It is a </text:p>
      <text:p text:style-name="Standard"><text:s/>library aimed at simple comparison of images.<text:change-start text:change-id="ct520896272"/> <text:s/>The library <text:change-end text:change-id="ct520896272"/><text:change-start text:change-id="ct520896432"/>provides an easy means to add 2D and 3D image visualization and examination features to a Qt4 application, or the <text:change-end text:change-id="ct520896432"/><text:change-start text:change-id="ct520896528"/>bundled visualization executables cand be used on their own.<text:change-end text:change-id="ct520896528"/><text:change text:change-id="ct520896784"/><text:change text:change-id="ct520896656"/></text:p>
      <text:p text:style-name="Standard"/>
      <text:p text:style-name="Standard">NAME_OF_THE_PROJECT can be used in the process of developing an ITK or VTK image </text:p>
      <text:p text:style-name="Standard"><text:s/>processing or data visualization program: developers can use it to quickly </text:p>
      <text:p text:style-name="Standard"><text:s/>visualize and compare results of filters in different parts of the pipeline.<text:change-start text:change-id="ct520897216"/> <text:s/>It is capable of displaying images </text:p>
      <text:p text:style-name="Standard"><text:s text:c="2"/>directly from the memory while debugging an ITK application. <text:change-end text:change-id="ct520897216"/><text:change text:change-id="ct520897312"/></text:p>
      <text:p text:style-name="Standard"/>
      <text:p text:style-name="Standard">ARNAUD &amp; MATT : something to add/delete ? </text:p>
      <text:p text:style-name="Standard"><text:s/></text:p>
      <text:p text:style-name="Standard">Ph<text:change-start text:change-id="ct520897552"/>i<text:change-end text:change-id="ct520897552"/><text:change text:change-id="ct520897680"/>losophy </text:p>
      <text:p text:style-name="Standard"/>
      <text:p text:style-name="Standard">NAME_OF_THE_PROJECT was created to simplify things: bundling <text:change-start text:change-id="ct520897888"/>the GDB-pretty-ITK project's<text:change-end text:change-id="ct520897888"/><text:change text:change-id="ct520898016"/> visual </text:p>
      <text:p text:style-name="Standard"><text:soft-page-break/>debugger and a simple viewer should make the installation process much simpl<text:change text:change-id="ct520898928"/>er<text:change-start text:change-id="ct520899072"/> (not sure what this second part is trying to say)<text:change-end text:change-id="ct520899072"/><text:change-start text:change-id="ct571417440"/> I was thinking, that by bundling the viewer and the pretty printer,and with the installers arnaud is working on, installing the pretty debuggers would be simplier ?<text:change-end text:change-id="ct571417440"/>. </text:p>
      <text:p text:style-name="Standard">The visualization library should be easy to use and modify. </text:p>
      <text:p text:style-name="Standard"/>
      <text:p text:style-name="Standard">ARNAUD &amp; MATT : something to add/delete ? </text:p>
      <text:p text:style-name="Standard"/>
      <text:p text:style-name="Standard"><text:s/></text:p>
      <text:p text:style-name="Standard">Features <text:s text:c="16"/></text:p>
      <text:p text:style-name="Standard"/>
      <text:p text:style-name="Standard">NAME_OF_THE_PROJECT includes : </text:p>
      <text:p text:style-name="Standard"/>
      <text:p text:style-name="Standard">support for ITK images (see supported format for itk images support details) </text:p>
      <text:p text:style-name="Standard"/>
      <text:p text:style-name="Standard">support for VTK images <text:change-start text:change-id="ct520899440"/></text:p>
      <text:p text:style-name="Standard"/>
      <text:p text:style-name="Standard">2D or 3D images with planar view<text:change-end text:change-id="ct520899440"/><text:change-start text:change-id="ct520899648"/>s and <text:change-end text:change-id="ct520899648"/><text:change-start text:change-id="ct520899776"/>a tri-slice 3D view (wording?)<text:change-end text:change-id="ct520899776"/></text:p>
      <text:p text:style-name="Standard"/>
      <text:p text:style-name="Standard">ITK visual debugging <text:change-start text:change-id="ct520899984"/>pretty-printer<text:change-end text:change-id="ct520899984"/></text:p>
      <text:p text:style-name="Standard"/>
      <text:p text:style-name="Standard">a camera synchronization for fine comparison of results. </text:p>
      <text:p text:style-name="Standard"/>
      <text:p text:style-name="Standard">Look Up Tables <text:change-start text:change-id="ct520900176"/></text:p>
      <text:p text:style-name="Standard"/>
      <text:p text:style-name="Standard">Pixel examination<text:change-end text:change-id="ct520900176"/><text:change-start text:change-id="ct520900448"/> – location, index, value for a cross-hair<text:change-end text:change-id="ct520900448"/></text:p>
      <text:p text:style-name="Standard"/>
      <text:p text:style-name="Standard">QWidget ui form for easy customization using Qt Designer. </text:p>
      <text:p text:style-name="Standard"/>
      <text:p text:style-name="Standard">QWidget inheritance for integration to a Qt GUI. </text:p>
      <text:p text:style-name="Standard"/>
      <text:p text:style-name="Standard">A manager class that takes care of visualizations properties </text:p>
      <text:p text:style-name="Standard">(creation, deletion, synchronization of several views, Look Up Tables…) </text:p>
      <text:p text:style-name="Standard"/>
      <text:p text:style-name="Standard"/>
      <text:p text:style-name="Standard">Description of the library : </text:p>
      <text:p text:style-name="Standard"/>
      <text:p text:style-name="Standard">The library is composed by six classes, which are all Qt objects : </text:p>
      <text:p text:style-name="Standard"/>
      <text:p text:style-name="Standard">QGoSynchronizedView is the abstract class for QGoSynchronizedView2D and </text:p>
      <text:p text:style-name="Standard">QGoSynchronizedView3D. </text:p>
      <text:p text:style-name="Standard"/>
      <text:p text:style-name="Standard">QGoSynchronizedView2D(3D) is used to display a QWidget containing a two(three) </text:p>
      <text:p text:style-name="Standard">dimensional vtkimagedata* or itkimage*. QGoSynchronizedView2D(3D) provides the </text:p>
      <text:p text:style-name="Standard">interface to synchronize cameras among several GoSynchronizedView2D(3D). </text:p>
      <text:p text:style-name="Standard"/>
      <text:p text:style-name="Standard">QGoSynchronizedView2D(3D)Callbacks takes a list of QGoSynchronizedView(3D) and </text:p>
      <text:p text:style-name="Standard">synchronizes their cameras by setting up callbacks. It is recommended to let the </text:p>
      <text:p text:style-name="Standard"><text:s/>QGoSynchronizedViewManager deal with SynchronizedView synchronization. </text:p>
      <text:p text:style-name="Standard"/>
      <text:p text:style-name="Standard"><text:soft-page-break/>QGoSynchronizedViewManager is the high level class for QGoSynchronizedView2D, </text:p>
      <text:p text:style-name="Standard">QGoSynchronizedView2DCallbacks, QGoSynchronizedView3D, QGoSynchronizedView3DCallbacks. </text:p>
      <text:p text:style-name="Standard">This class deals with QGoSynchronizedViews for correct synchronization and handling </text:p>
      <text:p text:style-name="Standard">provides a simple interface to create/delete/synchronize QGoSynchronizedViews. </text:p>
      <text:p text:style-name="Standard"/>
      <text:p text:style-name="Standard">For implementation details, the reader is directed to the Doxygen documentation </text:p>
      <text:p text:style-name="Standard">and the source code that is heavily documented. </text:p>
      <text:p text:style-name="Standard"/>
      <text:p text:style-name="Standard">ARNAUD &amp; MATT : what’s new ? </text:p>
      <text:p text:style-name="Standard"/>
      <text:p text:style-name="Standard">Usage </text:p>
      <text:p text:style-name="Standard"/>
      <text:p text:style-name="Standard">Visualization library : </text:p>
      <text:p text:style-name="Standard"><text:change text:change-id="ct513965696"/><text:change-start text:change-id="ct508943824"/></text:p>
      <text:p text:style-name="Standard"><text:change-end text:change-id="ct508943824"/></text:p>
      <text:p text:style-name="Standard"><text:change text:change-id="ct514041024"/></text:p>
      <text:p text:style-name="Standard"><text:change-start text:change-id="ct513836256"/></text:p>
      <text:p text:style-name="Standard">We first describe the basic use of the visualization library, and illustrate it with an example :</text:p>
      <text:p text:style-name="Standard"/>
      <text:p text:style-name="Standard">Basic use :</text:p>
      <text:p text:style-name="Standard"/>
      <text:p text:style-name="P1"><office:annotation><dc:date>2010-11-23T13:51:18</dc:date><text:p>&lt;!--StartFragment--&gt;</text:p></office:annotation>We introduce here the high level functions for creating QWidgets views and synchronizing visualizations, based on the QGoSynchronizedViewManager:</text:p>
      <text:p text:style-name="P1"/>
      <text:p text:style-name="P1">Creation of the visualization manager object</text:p>
      <text:p text:style-name="P1">/* we simply create a new manager that will take care of </text:p>
      <text:p text:style-name="P1">* creation/deletion of visualization and callbacks for us.</text:p>
      <text:p text:style-name="P1">*/</text:p>
      <text:p text:style-name="P1">QGoSynchronizedViewManager* ViewManager = new QGoSynchronizedViewManager();</text:p>
      <text:p text:style-name="P1">// Visualize some images, process etc...</text:p>
      <text:p text:style-name="P1">// Remember to delete ViewManager when no visualization is needed</text:p>
      <text:p text:style-name="P1">delete ViewManager;</text:p>
      <text:p text:style-name="P1"/>
      <text:p text:style-name="P1"/>
      <text:p text:style-name="P1">Visualization of a VTK image</text:p>
      <text:p text:style-name="P1"/>
      <text:p text:style-name="P1">/* the synchronization manager can create visualization windows given</text:p>
      <text:p text:style-name="P1">* a valid pointer to a VTK image and </text:p>
      <text:p text:style-name="P1">* a string encoding the name of the visualization.</text:p>
      <text:p text:style-name="P1">*/</text:p>
      <text:p text:style-name="P1">ViewManager-&gt;newSynchronizedView("My VTK View", VTKSmartPointerToImage);</text:p>
      <text:p text:style-name="P1">ViewManager-&gt;Update();</text:p>
      <text:p text:style-name="P1">ViewManager-&gt;show();</text:p>
      <text:p text:style-name="P1"/>
      <text:p text:style-name="P1"/>
      <text:p text:style-name="P1">Visualization of an ITK image</text:p>
      <text:p text:style-name="P1">/* the synchronization manager can create visualization windows given</text:p>
      <text:p text:style-name="P1">* a valid pointer to an ITK image,</text:p>
      <text:p text:style-name="P1">* the template argument representing the image pixel type,</text:p>
      <text:p text:style-name="P1"><text:soft-page-break/>* a string encoding the name of the visualization.</text:p>
      <text:p text:style-name="P1">*/</text:p>
      <text:p text:style-name="P1">ViewManager-&gt;newSynchronizedView&lt;InputPixelType&gt;</text:p>
      <text:p text:style-name="P1">("My ITK View", ITKSmartPointerToImage);</text:p>
      <text:p text:style-name="P1">ViewManager-&gt;Update();</text:p>
      <text:p text:style-name="P1">ViewManager-&gt;show();</text:p>
      <text:p text:style-name="P1"/>
      <text:p text:style-name="P1">Synchronization of the camera for several images</text:p>
      <text:p text:style-name="P1"/>
      <text:p text:style-name="P1">/* the synchronization manager can synchronize the opened images </text:p>
      <text:p text:style-name="P1">* with a simple function call</text:p>
      <text:p text:style-name="P1">*/</text:p>
      <text:p text:style-name="P1">ViewManager-&gt;synchronizeOpenSynchronizedViews();</text:p>
      <text:p text:style-name="Text_20_body"/>
      <text:p text:style-name="Text_20_body"/>
      <text:p text:style-name="Text_20_body">Example :</text:p>
      <text:p text:style-name="Text_20_body"/>
      <text:p text:style-name="Text_20_body">pipeitkexample takes a 3D image as an argument, and processes it, displaying the output of the filters at each stage of the pipeline, in a synchronized manner.</text:p>
      <text:p text:style-name="Text_20_body"/>
      <text:p text:style-name="Text_20_body">Pipevtkexample takes vtk readable image as an argument, and blurs it. It displays the input and the output of the filter, in a synchronized manner.</text:p>
      <text:p text:style-name="Text_20_body"/>
      <text:p text:style-name="Text_20_body"/>
      <text:p text:style-name="Text_20_body">Executables :</text:p>
      <text:p text:style-name="Text_20_body"/>
      <text:p text:style-name="Text_20_body">comparegui shows how to create a very basic GUI using the functionalities provided by the qgosynchronized classes. Figure 1 and 2 are screenshots of this application.<office:annotation><dc:date>2010-11-23T13:51:18</dc:date><text:p>&lt;!--EndFragment--&gt;</text:p></office:annotation></text:p>
      <text:p text:style-name="Standard"/>
      <text:p text:style-name="Text_20_body">comparesimple takes a list of 2D or 3D images as an input and displays them in synchronized viewer widgets.</text:p>
      <text:p text:style-name="Standard"/>
      <text:p text:style-name="Standard"><text:change-end text:change-id="ct513836256"/></text:p>
      <text:p text:style-name="Standard">Visual debugging : </text:p>
      <text:p text:style-name="Standard"/>
      <text:p text:style-name="Standard">ARNAUD &amp; MATT : Maybe one typical debugging operation here ? <text:change-start text:change-id="ct520902448"/></text:p>
      <text:p text:style-name="Standard"/>
      <text:p text:style-name="Standard">[ANTONIN – edit and rearrange and make additions as necessary]</text:p>
      <text:p text:style-name="Standard"/>
      <text:p text:style-name="Standard"><text:change-end text:change-id="ct520902448"/><text:change-start text:change-id="ct520927424"/>When creating<text:change-end text:change-id="ct520927424"/><text:change-start text:change-id="ct520927552"/> a new ITK pipeline or filter, it is often <text:change-end text:change-id="ct520927552"/><text:change-start text:change-id="ct520927680"/>beneficial<text:change-end text:change-id="ct520927680"/><text:change-start text:change-id="ct520927808"/> to examine the intermediate images that are generated. <text:s/>In a previous article in The Source [prettyArticle] <text:change-end text:change-id="ct520927808"/><text:change-start text:change-id="ct520927936"/>we demonstrated how a <text:change-end text:change-id="ct520927936"/><text:change-start text:change-id="ct520928064"/>custom GDB Python pretty-printers could be used to launch <text:change-end text:change-id="ct520928064"/><text:change-start text:change-id="ct520928192"/>an image viewer<text:change-end text:change-id="ct520928192"/><text:change-start text:change-id="ct520928320"/> which displays an itk::Image's BufferedRegion when <text:change-end text:change-id="ct520928320"/><text:change-start text:change-id="ct520928448"/>'printing' the object in GDB. <text:s/>This provides an expedient method of improving a <text:soft-page-break/>pipeline or <text:change-end text:change-id="ct520928448"/><text:change-start text:change-id="ct520924528"/>fixing a new filter.</text:p>
      <text:p text:style-name="Standard"/>
      <text:p text:style-name="Standard">Previously, we launched an independent child process<text:change-end text:change-id="ct520924528"/><text:change-start text:change-id="ct520924656"/>, applications like Paraview or Mayavi, <text:change-end text:change-id="ct520924656"/><text:change-start text:change-id="ct520924784"/>for each object that was printed. <text:s/><text:change-end text:change-id="ct520924784"/><text:change-start text:change-id="ct520924912"/>The Python pret<text:change-end text:change-id="ct520924912"/><text:change-start text:change-id="ct520925040"/>ty-printer based on NAME_OF_THE_PROJECT <text:change-end text:change-id="ct520925040"/><text:change-start text:change-id="ct520925168"/>utilizes its <text:change-end text:change-id="ct520925168"/><text:change-start text:change-id="ct520925296"/>well-designed visualization and analysis tools, <text:change-end text:change-id="ct520925296"/><text:change-start text:change-id="ct520925424"/>but it also has and advantage over the other image viewer pretty-printers.<text:change-end text:change-id="ct520925424"/><text:change-start text:change-id="ct520925584"/> <text:s/>The camera view is synchronized between all images that are printed.</text:p>
      <text:p text:style-name="Standard"/>
      <text:p text:style-name="Standard">The first<text:change-end text:change-id="ct520925584"/><text:change-start text:change-id="ct520926160"/> time <text:span text:style-name="T3">print</text:span> is called on an itk::Image pointer, the pretty-printer module<text:change-end text:change-id="ct520926160"/><text:change-start text:change-id="ct520926640"/>, called <text:span text:style-name="T3">icp</text:span><text:span text:style-name="T1">, launches a </text:span><text:change-end text:change-id="ct520926640"/><text:change-start text:change-id="ct475436432"/><text:span text:style-name="T1">child process, </text:span><text:span text:style-name="T3">icpGui</text:span><text:span text:style-name="T1">. <text:s/>A separate process is needed to </text:span><text:change-end text:change-id="ct475436432"/><text:change-start text:change-id="ct475463888"/><text:span text:style-name="T1">separate the GDB event loop and the Qt event loop. <text:s/>The image's information</text:span><text:change-end text:change-id="ct475463888"/><text:change-start text:change-id="ct475464016"/><text:span text:style-name="T1"> (spacing, origin, etc.) and data buffer are passed from the Python module to the GUI via Qt's inter-process commun</text:span><text:change-end text:change-id="ct475464016"/><text:change-start text:change-id="ct475453952"/><text:span text:style-name="T1">ication (IPC) capabilities. <text:s/></text:span><text:change-end text:change-id="ct475453952"/><text:change-start text:change-id="ct475454256"/><text:span text:style-name="T1">Subsequent images</text:span><text:change-end text:change-id="ct475454256"/><text:change-start text:change-id="ct521035120"/><text:span text:style-name="T1"> are sent across the same IPC channels and the view is synchronized between images</text:span><text:change-end text:change-id="ct521035120"/><text:change-start text:change-id="ct521035408"/><text:span text:style-name="T1">. <text:s/>Simultaneous</text:span><text:change-end text:change-id="ct521035408"/><text:change-start text:change-id="ct508559456"/><text:span text:style-name="T1"> synchronized zooming, for instance, can be very helpful in image analysis.</text:span><text:change-end text:change-id="ct508559456"/><text:change-start text:change-id="ct520927248"/></text:p>
      <text:p text:style-name="P2"/>
      <text:p text:style-name="Standard"><text:span text:style-name="T1">The GDB-pretty-ITK project is still in an alpha stage, but it is </text:span><text:change-end text:change-id="ct520927248"/><text:change-start text:change-id="ct475454128"/><text:span text:style-name="T1">usable and may be helpful in your</text:span><text:change-end text:change-id="ct475454128"/><text:change-start text:change-id="ct475454432"/><text:span text:style-name="T1"> adventures with ITK. <text:s/>We have tried to lower the barrier to installation and usage, although there is admittedly still a ways to go.</text:span><text:change-end text:change-id="ct475454432"/><text:change-start text:change-id="ct475464144"/><text:span text:style-name="T1"> <text:s/>A set of installation instructions have been placed on the ITK wiki [ITKWiki]</text:span><text:change-end text:change-id="ct475464144"/><text:change-start text:change-id="ct520925824"/><text:span text:style-name="T1">. <text:s/>Instructions exist for the NAME_OF_THE_PROJECT pretty-printer along with the rest of the system. <text:s/>Note that the </text:span><text:change-end text:change-id="ct520925824"/><text:change-start text:change-id="ct520926992"/><text:span text:style-name="T1">entire system must be installed to use the </text:span><text:span text:style-name="T3">icp</text:span><text:span text:style-name="T1"> pretty-printer. <text:s/>We also developed a set of CMake </text:span><text:change-end text:change-id="ct520926992"/><text:change-start text:change-id="ct508559984"/><text:span text:style-name="T1">modules to ease registration of the ITK pretty-printers in your project [</text:span><text:change-end text:change-id="ct508559984"/><text:change-start text:change-id="ct508560304"/><text:span text:style-name="T1">ITKPPCmake]</text:span><text:change-end text:change-id="ct508560304"/><text:change-start text:change-id="ct521035504"/></text:p>
      <text:p text:style-name="P2"/>
      <text:p text:style-name="Standard"><text:change-end text:change-id="ct521035504"/><text:change-start text:change-id="ct520925680"/><text:span text:style-name="T1">An example use of the </text:span><text:span text:style-name="T3">icp</text:span><text:span text:style-name="T1"> pretty-printer is distributed as a CTest test </text:span><text:change-end text:change-id="ct520925680"/><text:change-start text:change-id="ct520902752"/><text:span text:style-name="T1">within the source tree. <text:s/>This example includes a simple executable and a </text:span><text:change-end text:change-id="ct520902752"/><text:change-start text:change-id="ct520926800"/><text:span text:style-name="T1">GDB script of commands that can be interactively enter</text:span><text:change-end text:change-id="ct520926800"/><text:change-start text:change-id="ct508560576"/><text:span text:style-name="T1">ed into the debugger.</text:span><text:change-end text:change-id="ct508560576"/><text:change text:change-id="ct508560704"/></text:p>
      <text:p text:style-name="Standard"><text:s/></text:p>
      <text:p text:style-name="Standard">Installation </text:p>
      <text:p text:style-name="Standard"/>
      <text:p text:style-name="Standard">ARNAUD &amp; MATT : what’s new ? </text:p>
      <text:p text:style-name="Standard"/>
      <text:p text:style-name="Standard"><text:s/><text:change-start text:change-id="ct520927088"/>References:</text:p>
      <text:p text:style-name="Standard"/>
      <text:p text:style-name="Standard">[prettyArticle] <text:s/><text:change-end text:change-id="ct520927088"/><text:change-start text:change-id="ct520926256"/>McCormick, M. <text:s/>Visual Debugging of ITK. <text:s/>Kitware's The Source. <text:s/>April 2010. <text:change-start text:change-id="ct475436256"/><text:a xlink:type="simple" xlink:href="http://kitware.com/products/html/VisualDebuggingOfITK.html">http://kitware.com/products/html/VisualDebuggingOfITK.html</text:a><text:change-end text:change-id="ct520926256"/><text:change-end text:change-id="ct475436256"/><text:change-start text:change-id="ct475436528"/></text:p>
      <text:p text:style-name="Standard"><text:change-end text:change-id="ct475436528"/><text:change-start text:change-id="ct475436624"/></text:p>
      <text:p text:style-name="Standard">[ITKWiki] ITK/GDB<text:change-end text:change-id="ct475436624"/><text:change-start text:change-id="ct521125360"/>Pretty. <text:s/>The ITK Wiki. <text:s/><text:a xlink:type="simple" xlink:href="http://www.itk.org/Wiki/ITK/GDBPretty">http://www.itk.org/Wiki/ITK/GDBPretty</text:a>.<text:change-end text:change-id="ct521125360"/><text:change-start text:change-id="ct521125456"/></text:p>
      <text:p text:style-name="Standard"/>
      <text:p text:style-name="Standard">[ITKPPCmake] gdb-pretty-itk-cmake: CMake scripts to register GDB pretty-printers for ITK on targets. <text:s/>http://gitorious.org/gdb-pretty/gdb-pretty-itk-cmake.<text:change-end text:change-id="ct5211254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ucida Grande" svg:font-family="'Lucida Grande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</meta:initial-creator>
    <meta:creation-date>2010-11-18T17:33:29</meta:creation-date>
    <dc:date>2010-11-24T11:02:54</dc:date>
    <dc:creator>antonin perrot-audet</dc:creator>
    <meta:editing-duration>PT03H16M17S</meta:editing-duration>
    <meta:editing-cycles>4</meta:editing-cycles>
    <meta:generator>OpenOffice.org/3.2$Unix OpenOffice.org_project/320m18$Build-9502</meta:generator>
    <meta:document-statistic meta:table-count="0" meta:image-count="0" meta:object-count="0" meta:page-count="5" meta:paragraph-count="138" meta:word-count="1352" meta:character-count="9243"/>
  </office:meta>
</office:document-meta>
</file>